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in" style:rel-column-width="19582*"/>
    </style:style>
    <style:style style:name="Table2.B" style:family="table-column">
      <style:table-column-properties style:column-width="4.6931in" style:rel-column-width="4595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03in" table:align="left"/>
    </style:style>
    <style:style style:name="Table3.A" style:family="table-column">
      <style:table-column-properties style:column-width="1.6354in"/>
    </style:style>
    <style:style style:name="Table3.B" style:family="table-column">
      <style:table-column-properties style:column-width="3.6125in"/>
    </style:style>
    <style:style style:name="Table3.C" style:family="table-column">
      <style:table-column-properties style:column-width="1.442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Table4" style:family="table">
      <style:table-properties style:width="6.6903in" table:align="left"/>
    </style:style>
    <style:style style:name="Table4.A" style:family="table-column">
      <style:table-column-properties style:column-width="1.6354in"/>
    </style:style>
    <style:style style:name="Table4.B" style:family="table-column">
      <style:table-column-properties style:column-width="3.6125in"/>
    </style:style>
    <style:style style:name="Table4.C" style:family="table-column">
      <style:table-column-properties style:column-width="1.442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024706" officeooo:paragraph-rsid="0014232e"/>
    </style:style>
    <style:style style:name="P2" style:family="paragraph" style:parent-style-name="Standard">
      <style:text-properties officeooo:rsid="000f8dbb" officeooo:paragraph-rsid="0014232e"/>
    </style:style>
    <style:style style:name="P3" style:family="paragraph" style:parent-style-name="Standard">
      <style:text-properties officeooo:rsid="00115ef6" officeooo:paragraph-rsid="0014232e"/>
    </style:style>
    <style:style style:name="P4" style:family="paragraph" style:parent-style-name="Standard">
      <style:text-properties officeooo:rsid="0014232e" officeooo:paragraph-rsid="0014232e"/>
    </style:style>
    <style:style style:name="P5" style:family="paragraph" style:parent-style-name="Standard">
      <style:text-properties officeooo:rsid="001e1762" officeooo:paragraph-rsid="001e1762"/>
    </style:style>
    <style:style style:name="P6" style:family="paragraph" style:parent-style-name="Standard">
      <style:text-properties officeooo:rsid="002024c1" officeooo:paragraph-rsid="002024c1"/>
    </style:style>
    <style:style style:name="P7" style:family="paragraph" style:parent-style-name="Standard">
      <style:text-properties officeooo:rsid="00210586" officeooo:paragraph-rsid="00210586"/>
    </style:style>
    <style:style style:name="P8" style:family="paragraph" style:parent-style-name="Standard">
      <style:text-properties officeooo:rsid="0022ed2e" officeooo:paragraph-rsid="0022ed2e"/>
    </style:style>
    <style:style style:name="P9" style:family="paragraph" style:parent-style-name="Standard">
      <style:text-properties officeooo:rsid="0024d270" officeooo:paragraph-rsid="0024d270"/>
    </style:style>
    <style:style style:name="P10" style:family="paragraph" style:parent-style-name="Standard">
      <style:text-properties officeooo:rsid="002558e9" officeooo:paragraph-rsid="002558e9"/>
    </style:style>
    <style:style style:name="P11" style:family="paragraph" style:parent-style-name="Standard">
      <style:text-properties officeooo:rsid="0026514e" officeooo:paragraph-rsid="0026514e"/>
    </style:style>
    <style:style style:name="P12" style:family="paragraph" style:parent-style-name="Standard">
      <style:text-properties officeooo:rsid="0028d2e5" officeooo:paragraph-rsid="0028d2e5"/>
    </style:style>
    <style:style style:name="P13" style:family="paragraph" style:parent-style-name="Standard">
      <style:text-properties officeooo:rsid="00294f65" officeooo:paragraph-rsid="00294f65"/>
    </style:style>
    <style:style style:name="P14" style:family="paragraph" style:parent-style-name="Standard">
      <style:text-properties officeooo:rsid="002baecf" officeooo:paragraph-rsid="002baecf"/>
    </style:style>
    <style:style style:name="P15" style:family="paragraph" style:parent-style-name="Standard">
      <style:text-properties officeooo:rsid="002baecf" officeooo:paragraph-rsid="0036cd3c"/>
    </style:style>
    <style:style style:name="P16" style:family="paragraph" style:parent-style-name="Standard">
      <style:text-properties officeooo:rsid="002e83ae" officeooo:paragraph-rsid="002e83ae"/>
    </style:style>
    <style:style style:name="P17" style:family="paragraph" style:parent-style-name="Standard">
      <style:text-properties officeooo:rsid="00303874" officeooo:paragraph-rsid="00303874"/>
    </style:style>
    <style:style style:name="P18" style:family="paragraph" style:parent-style-name="Standard">
      <style:text-properties officeooo:rsid="00315e9c" officeooo:paragraph-rsid="00315e9c"/>
    </style:style>
    <style:style style:name="P19" style:family="paragraph" style:parent-style-name="Standard">
      <style:text-properties officeooo:rsid="003e92c6" officeooo:paragraph-rsid="003e92c6"/>
    </style:style>
    <style:style style:name="P20" style:family="paragraph" style:parent-style-name="Standard">
      <style:text-properties officeooo:rsid="003e92c6" officeooo:paragraph-rsid="004287d2"/>
    </style:style>
    <style:style style:name="P21" style:family="paragraph" style:parent-style-name="Standard">
      <style:text-properties officeooo:rsid="003f7b1e" officeooo:paragraph-rsid="003f7b1e"/>
    </style:style>
    <style:style style:name="P22" style:family="paragraph" style:parent-style-name="Standard">
      <style:text-properties officeooo:rsid="003f81a4" officeooo:paragraph-rsid="003f81a4"/>
    </style:style>
    <style:style style:name="P23" style:family="paragraph" style:parent-style-name="Standard">
      <style:text-properties officeooo:rsid="0040eaa6" officeooo:paragraph-rsid="0040eaa6"/>
    </style:style>
    <style:style style:name="P24" style:family="paragraph" style:parent-style-name="Standard">
      <style:text-properties officeooo:rsid="004287d2" officeooo:paragraph-rsid="004287d2"/>
    </style:style>
    <style:style style:name="P25" style:family="paragraph" style:parent-style-name="Standard">
      <style:text-properties officeooo:rsid="004493ad" officeooo:paragraph-rsid="004493ad"/>
    </style:style>
    <style:style style:name="P26" style:family="paragraph" style:parent-style-name="Standard">
      <style:text-properties officeooo:rsid="004662ea" officeooo:paragraph-rsid="004662ea"/>
    </style:style>
    <style:style style:name="P27" style:family="paragraph" style:parent-style-name="Standard">
      <style:text-properties officeooo:rsid="00491d23" officeooo:paragraph-rsid="00491d23"/>
    </style:style>
    <style:style style:name="P28" style:family="paragraph" style:parent-style-name="Standard">
      <style:text-properties officeooo:rsid="004a1cb6" officeooo:paragraph-rsid="004a1cb6"/>
    </style:style>
    <style:style style:name="P29" style:family="paragraph" style:parent-style-name="Standard">
      <style:text-properties officeooo:rsid="004a5e8b" officeooo:paragraph-rsid="004a5e8b"/>
    </style:style>
    <style:style style:name="P30" style:family="paragraph" style:parent-style-name="Standard">
      <style:paragraph-properties fo:text-align="center" style:justify-single-word="false"/>
      <style:text-properties fo:font-weight="bold" officeooo:rsid="004a5e8b" officeooo:paragraph-rsid="004a5e8b" style:font-weight-asian="bold" style:font-weight-complex="bold"/>
    </style:style>
    <style:style style:name="P31" style:family="paragraph" style:parent-style-name="Standard">
      <style:text-properties officeooo:rsid="004b1dd0" officeooo:paragraph-rsid="004b1dd0"/>
    </style:style>
    <style:style style:name="P32" style:family="paragraph" style:parent-style-name="Standard">
      <style:text-properties officeooo:rsid="0053d7d1" officeooo:paragraph-rsid="00491d23"/>
    </style:style>
    <style:style style:name="P33" style:family="paragraph" style:parent-style-name="Standard">
      <style:text-properties officeooo:rsid="0053d7d1" officeooo:paragraph-rsid="00545660"/>
    </style:style>
    <style:style style:name="P34" style:family="paragraph" style:parent-style-name="Standard">
      <style:text-properties officeooo:rsid="00545660" officeooo:paragraph-rsid="00545660"/>
    </style:style>
    <style:style style:name="P35" style:family="paragraph" style:parent-style-name="Table_20_Contents">
      <style:text-properties officeooo:rsid="00294f65" officeooo:paragraph-rsid="00294f65"/>
    </style:style>
    <style:style style:name="P36" style:family="paragraph" style:parent-style-name="Table_20_Contents">
      <style:text-properties officeooo:rsid="00294f65" officeooo:paragraph-rsid="00315e9c"/>
    </style:style>
    <style:style style:name="P37" style:family="paragraph" style:parent-style-name="Table_20_Contents">
      <style:text-properties officeooo:rsid="002a0d15" officeooo:paragraph-rsid="002a0d15"/>
    </style:style>
    <style:style style:name="P38" style:family="paragraph" style:parent-style-name="Table_20_Contents">
      <style:text-properties officeooo:rsid="002baecf" officeooo:paragraph-rsid="002baecf"/>
    </style:style>
    <style:style style:name="P39" style:family="paragraph" style:parent-style-name="Table_20_Contents">
      <style:text-properties officeooo:rsid="002e83ae" officeooo:paragraph-rsid="002e83ae"/>
    </style:style>
    <style:style style:name="P40" style:family="paragraph" style:parent-style-name="Table_20_Contents">
      <style:text-properties officeooo:rsid="00303874" officeooo:paragraph-rsid="00303874"/>
    </style:style>
    <style:style style:name="P41" style:family="paragraph" style:parent-style-name="Table_20_Contents">
      <style:text-properties officeooo:rsid="00315e9c" officeooo:paragraph-rsid="00315e9c"/>
    </style:style>
    <style:style style:name="P42" style:family="paragraph" style:parent-style-name="Table_20_Contents">
      <style:text-properties officeooo:rsid="00331171" officeooo:paragraph-rsid="00331171"/>
    </style:style>
    <style:style style:name="P43" style:family="paragraph" style:parent-style-name="Table_20_Contents">
      <style:text-properties officeooo:rsid="0033dae3" officeooo:paragraph-rsid="0033dae3"/>
    </style:style>
    <style:style style:name="P44" style:family="paragraph" style:parent-style-name="Table_20_Contents">
      <style:text-properties officeooo:rsid="0034a000" officeooo:paragraph-rsid="0034a000"/>
    </style:style>
    <style:style style:name="P45" style:family="paragraph" style:parent-style-name="Table_20_Contents">
      <style:text-properties officeooo:rsid="0035385e" officeooo:paragraph-rsid="0035385e"/>
    </style:style>
    <style:style style:name="P46" style:family="paragraph" style:parent-style-name="Table_20_Contents">
      <style:text-properties officeooo:rsid="0036cd3c" officeooo:paragraph-rsid="0036cd3c"/>
    </style:style>
    <style:style style:name="P47" style:family="paragraph" style:parent-style-name="Table_20_Contents">
      <style:text-properties officeooo:rsid="00370d49" officeooo:paragraph-rsid="00370d49"/>
    </style:style>
    <style:style style:name="P48" style:family="paragraph" style:parent-style-name="Table_20_Contents">
      <style:text-properties officeooo:rsid="00370d49" officeooo:paragraph-rsid="0038e231"/>
    </style:style>
    <style:style style:name="P49" style:family="paragraph" style:parent-style-name="Table_20_Contents">
      <style:text-properties officeooo:rsid="0039d5ef" officeooo:paragraph-rsid="0039d5ef"/>
    </style:style>
    <style:style style:name="P50" style:family="paragraph" style:parent-style-name="Table_20_Contents">
      <style:text-properties officeooo:rsid="003a01c5" officeooo:paragraph-rsid="003a01c5"/>
    </style:style>
    <style:style style:name="P51" style:family="paragraph" style:parent-style-name="Table_20_Contents">
      <style:text-properties officeooo:rsid="003b1259" officeooo:paragraph-rsid="003b1259"/>
    </style:style>
    <style:style style:name="P52" style:family="paragraph" style:parent-style-name="Table_20_Contents">
      <style:text-properties officeooo:rsid="003d63e0" officeooo:paragraph-rsid="003d63e0"/>
    </style:style>
    <style:style style:name="P53" style:family="paragraph" style:parent-style-name="Table_20_Contents">
      <style:text-properties officeooo:rsid="003e7e38" officeooo:paragraph-rsid="003e7e38"/>
    </style:style>
    <style:style style:name="P54" style:family="paragraph" style:parent-style-name="Table_20_Contents">
      <style:text-properties officeooo:rsid="0057ed0a" officeooo:paragraph-rsid="0057ed0a"/>
    </style:style>
    <style:style style:name="P55" style:family="paragraph" style:parent-style-name="Table_20_Contents">
      <style:text-properties officeooo:rsid="0057ed0a" officeooo:paragraph-rsid="005af5f5"/>
    </style:style>
    <style:style style:name="P56" style:family="paragraph" style:parent-style-name="Standard" style:list-style-name="L1">
      <style:text-properties officeooo:rsid="00210586" officeooo:paragraph-rsid="00210586"/>
    </style:style>
    <style:style style:name="P57" style:family="paragraph" style:parent-style-name="Standard" style:list-style-name="L2">
      <style:text-properties officeooo:rsid="0022ed2e" officeooo:paragraph-rsid="0022ed2e"/>
    </style:style>
    <style:style style:name="P58" style:family="paragraph" style:parent-style-name="Standard" style:list-style-name="L2">
      <style:text-properties officeooo:rsid="0024d270" officeooo:paragraph-rsid="0024d270"/>
    </style:style>
    <style:style style:name="P59" style:family="paragraph" style:parent-style-name="Standard" style:list-style-name="L3">
      <style:text-properties officeooo:rsid="0027078d" officeooo:paragraph-rsid="0027078d"/>
    </style:style>
    <style:style style:name="P60" style:family="paragraph" style:parent-style-name="Standard" style:list-style-name="L3">
      <style:text-properties officeooo:rsid="0028d2e5" officeooo:paragraph-rsid="0028d2e5"/>
    </style:style>
    <style:style style:name="P61" style:family="paragraph" style:parent-style-name="Standard" style:list-style-name="L4">
      <style:text-properties officeooo:rsid="0040eaa6" officeooo:paragraph-rsid="0040eaa6"/>
    </style:style>
    <style:style style:name="P62" style:family="paragraph" style:parent-style-name="Standard" style:list-style-name="L4">
      <style:text-properties officeooo:rsid="00422beb" officeooo:paragraph-rsid="00422beb"/>
    </style:style>
    <style:style style:name="P63" style:family="paragraph" style:parent-style-name="Standard" style:list-style-name="L4">
      <style:text-properties officeooo:rsid="0042b7da" officeooo:paragraph-rsid="0042b7da"/>
    </style:style>
    <style:style style:name="P64" style:family="paragraph" style:parent-style-name="Standard" style:list-style-name="L5">
      <style:text-properties officeooo:rsid="0055ef2f" officeooo:paragraph-rsid="0055ef2f"/>
    </style:style>
    <style:style style:name="P65" style:family="paragraph" style:parent-style-name="Standard" style:list-style-name="L5">
      <style:text-properties officeooo:rsid="004662ea" officeooo:paragraph-rsid="00545660"/>
    </style:style>
    <style:style style:name="P66" style:family="paragraph" style:parent-style-name="Standard" style:list-style-name="L5">
      <style:text-properties officeooo:rsid="004662ea" officeooo:paragraph-rsid="00492574"/>
    </style:style>
    <style:style style:name="P67" style:family="paragraph" style:parent-style-name="Standard" style:list-style-name="L5">
      <style:text-properties officeooo:rsid="004662ea" officeooo:paragraph-rsid="0047b089"/>
    </style:style>
    <style:style style:name="P68" style:family="paragraph" style:parent-style-name="Standard" style:list-style-name="L5">
      <style:text-properties officeooo:rsid="00545660" officeooo:paragraph-rsid="0055ee92"/>
    </style:style>
    <style:style style:name="P69" style:family="paragraph" style:parent-style-name="Standard" style:list-style-name="L5">
      <style:text-properties officeooo:rsid="00545660" officeooo:paragraph-rsid="00545660"/>
    </style:style>
    <style:style style:name="P70" style:family="paragraph" style:parent-style-name="Standard" style:list-style-name="L6">
      <style:text-properties officeooo:rsid="00545660" officeooo:paragraph-rsid="00545660"/>
    </style:style>
    <style:style style:name="P71" style:family="paragraph" style:parent-style-name="Standard" style:list-style-name="L6">
      <style:text-properties officeooo:rsid="00545660" officeooo:paragraph-rsid="0055ee92"/>
    </style:style>
    <style:style style:name="P72" style:family="paragraph" style:parent-style-name="Standard" style:list-style-name="L5">
      <style:text-properties officeooo:rsid="0053d7d1" officeooo:paragraph-rsid="0053d7d1"/>
    </style:style>
    <style:style style:name="P73" style:family="paragraph" style:parent-style-name="Standard" style:list-style-name="L7">
      <style:text-properties officeooo:rsid="004cb3b5" officeooo:paragraph-rsid="004cb3b5"/>
    </style:style>
    <style:style style:name="P74" style:family="paragraph" style:parent-style-name="Standard" style:list-style-name="L8">
      <style:text-properties officeooo:rsid="004cb3b5" officeooo:paragraph-rsid="004cb3b5"/>
    </style:style>
    <style:style style:name="P75" style:family="paragraph" style:parent-style-name="Standard" style:list-style-name="L9">
      <style:text-properties officeooo:rsid="004cb3b5" officeooo:paragraph-rsid="004cb3b5"/>
    </style:style>
    <style:style style:name="P76" style:family="paragraph" style:parent-style-name="Standard" style:list-style-name="L9">
      <style:text-properties officeooo:rsid="004cb3b5" officeooo:paragraph-rsid="004f1dcc"/>
    </style:style>
    <style:style style:name="P77" style:family="paragraph" style:parent-style-name="Standard" style:list-style-name="L9">
      <style:text-properties officeooo:rsid="004f1dcc" officeooo:paragraph-rsid="004f1dcc"/>
    </style:style>
    <style:style style:name="P78" style:family="paragraph" style:parent-style-name="Standard" style:list-style-name="L9">
      <style:text-properties officeooo:rsid="004e7738" officeooo:paragraph-rsid="004f1dcc"/>
    </style:style>
    <style:style style:name="P79" style:family="paragraph" style:parent-style-name="Standard" style:list-style-name="L9">
      <style:text-properties officeooo:rsid="004e7738" officeooo:paragraph-rsid="004e7738"/>
    </style:style>
    <style:style style:name="P80" style:family="paragraph" style:parent-style-name="Standard">
      <style:text-properties officeooo:rsid="003e92c6" officeooo:paragraph-rsid="003e92c6"/>
    </style:style>
    <style:style style:name="P81" style:family="paragraph" style:parent-style-name="Standard">
      <style:text-properties officeooo:rsid="003e92c6" officeooo:paragraph-rsid="005e4dc6"/>
    </style:style>
    <style:style style:name="P82" style:family="paragraph" style:parent-style-name="Standard">
      <style:text-properties officeooo:rsid="005e4dc6" officeooo:paragraph-rsid="005e4dc6"/>
    </style:style>
    <style:style style:name="P83" style:family="paragraph" style:parent-style-name="Standard">
      <style:paragraph-properties fo:text-align="center" style:justify-single-word="false"/>
      <style:text-properties fo:font-weight="bold" officeooo:rsid="004a5e8b" officeooo:paragraph-rsid="005e4dc6" style:font-weight-asian="bold" style:font-weight-complex="bold"/>
    </style:style>
    <style:style style:name="P84" style:family="paragraph" style:parent-style-name="Table_20_Contents">
      <style:text-properties officeooo:rsid="0035385e" officeooo:paragraph-rsid="0034a000"/>
    </style:style>
    <style:style style:name="T1" style:family="text">
      <style:text-properties officeooo:rsid="002024c1"/>
    </style:style>
    <style:style style:name="T2" style:family="text">
      <style:text-properties officeooo:rsid="0026514e"/>
    </style:style>
    <style:style style:name="T3" style:family="text">
      <style:text-properties officeooo:rsid="0027078d"/>
    </style:style>
    <style:style style:name="T4" style:family="text">
      <style:text-properties officeooo:rsid="002e83ae"/>
    </style:style>
    <style:style style:name="T5" style:family="text">
      <style:text-properties officeooo:rsid="00315e9c"/>
    </style:style>
    <style:style style:name="T6" style:family="text">
      <style:text-properties officeooo:rsid="0034a000"/>
    </style:style>
    <style:style style:name="T7" style:family="text">
      <style:text-properties officeooo:rsid="0035385e"/>
    </style:style>
    <style:style style:name="T8" style:family="text">
      <style:text-properties officeooo:rsid="0036cd3c"/>
    </style:style>
    <style:style style:name="T9" style:family="text">
      <style:text-properties officeooo:rsid="00370d49"/>
    </style:style>
    <style:style style:name="T10" style:family="text">
      <style:text-properties officeooo:rsid="0038e231"/>
    </style:style>
    <style:style style:name="T11" style:family="text">
      <style:text-properties officeooo:rsid="003ba5c5"/>
    </style:style>
    <style:style style:name="T12" style:family="text">
      <style:text-properties officeooo:rsid="003e7e38"/>
    </style:style>
    <style:style style:name="T13" style:family="text">
      <style:text-properties officeooo:rsid="003e92c6"/>
    </style:style>
    <style:style style:name="T14" style:family="text">
      <style:text-properties officeooo:rsid="0040eaa6"/>
    </style:style>
    <style:style style:name="T15" style:family="text">
      <style:text-properties officeooo:rsid="00422beb"/>
    </style:style>
    <style:style style:name="T16" style:family="text">
      <style:text-properties officeooo:rsid="004287d2"/>
    </style:style>
    <style:style style:name="T17" style:family="text">
      <style:text-properties officeooo:rsid="0044c247"/>
    </style:style>
    <style:style style:name="T18" style:family="text">
      <style:text-properties officeooo:rsid="004662ea"/>
    </style:style>
    <style:style style:name="T19" style:family="text">
      <style:text-properties officeooo:rsid="0047b089"/>
    </style:style>
    <style:style style:name="T20" style:family="text">
      <style:text-properties officeooo:rsid="00491d23"/>
    </style:style>
    <style:style style:name="T21" style:family="text">
      <style:text-properties officeooo:rsid="004e7738"/>
    </style:style>
    <style:style style:name="T22" style:family="text">
      <style:text-properties officeooo:rsid="004f1dcc"/>
    </style:style>
    <style:style style:name="T23" style:family="text">
      <style:text-properties officeooo:rsid="004f2082"/>
    </style:style>
    <style:style style:name="T24" style:family="text">
      <style:text-properties officeooo:rsid="00503673"/>
    </style:style>
    <style:style style:name="T25" style:family="text">
      <style:text-properties officeooo:rsid="0051f446"/>
    </style:style>
    <style:style style:name="T26" style:family="text">
      <style:text-properties officeooo:rsid="0052e02c"/>
    </style:style>
    <style:style style:name="T27" style:family="text">
      <style:text-properties officeooo:rsid="0053d7d1"/>
    </style:style>
    <style:style style:name="T28" style:family="text">
      <style:text-properties officeooo:rsid="00545660"/>
    </style:style>
    <style:style style:name="T29" style:family="text">
      <style:text-properties officeooo:rsid="0055ee92"/>
    </style:style>
    <style:style style:name="T30" style:family="text">
      <style:text-properties officeooo:rsid="005acddc"/>
    </style:style>
    <style:style style:name="T31" style:family="text">
      <style:text-properties officeooo:rsid="005af5f5"/>
    </style:style>
    <style:style style:name="T32" style:family="text">
      <style:text-properties officeooo:rsid="005d37d7"/>
    </style:style>
    <style:style style:name="T33" style:family="text">
      <style:text-properties officeooo:rsid="005ded75"/>
    </style:style>
    <style:style style:name="T34" style:family="text">
      <style:text-properties officeooo:rsid="005e4d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SPECIFICATION</text:p>
      <text:p text:style-name="P5"><text:s/><text:span text:style-name="T1">ALARM RATIONALIZATION - OVERVIEW</text:span></text:p>
      <text:p text:style-name="P2"/>
      <text:p text:style-name="P3">Level: <text:span text:style-name="T1">3</text:span></text:p>
      <text:p text:style-name="P1">Version: 0.1 (under initial construction)</text:p>
      <text:p text:style-name="P1"/>
      <text:p text:style-name="P4">INTRODUCTION</text:p>
      <text:p text:style-name="P4">This document defines <text:span text:style-name="T1">the Alarm Rationalization (AR) PHA model.</text:span></text:p>
      <text:p text:style-name="P4"/>
      <text:p text:style-name="P6">PURPOSE</text:p>
      <text:p text:style-name="P7">AR allows the user to work with alarms presented to the operator through the Human-Machine Interface (HMI) of the process control system.</text:p>
      <text:p text:style-name="P7">The overall purpose is:</text:p>
      <text:list xml:id="list3430030853" text:style-name="L1">
        <text:list-item>
          <text:p text:style-name="P56">Determine the purpose of each alarm in the system</text:p>
        </text:list-item>
        <text:list-item>
          <text:p text:style-name="P56">Define the minimum set of alarms required for safe operation</text:p>
        </text:list-item>
        <text:list-item>
          <text:p text:style-name="P56">Define core parameters of each alarm, such as the set point, process variable (PV) measured, instrument tag and whether it is high or low.</text:p>
        </text:list-item>
        <text:list-item>
          <text:p text:style-name="P56">Define operator response parameters such as the likely cause of the alarm, consequence of no response, priority level, and operator guidance text</text:p>
        </text:list-item>
        <text:list-item>
          <text:p text:style-name="P56">Define tuning parameters such as delay times</text:p>
        </text:list-item>
        <text:list-item>
          <text:p text:style-name="P56">Define alarm suppression parameters such as first-out groups.</text:p>
        </text:list-item>
      </text:list>
      <text:p text:style-name="P7">The alarm list may contain many thousands of alarms, so it is important for the functions to work efficiently and allow the user to apply a single editing actions to multiple alarms.</text:p>
      <text:p text:style-name="P7"/>
      <text:p text:style-name="P8">MAIN FUNCTIONS</text:p>
      <text:p text:style-name="P8">The key functions of the AR PHA model are:</text:p>
      <text:list xml:id="list99770083" text:style-name="L2">
        <text:list-item>
          <text:p text:style-name="P57">Import alarm data from spreadsheet</text:p>
        </text:list-item>
        <text:list-item>
          <text:p text:style-name="P57">Display and filter alarms in an alarm list Viewport</text:p>
        </text:list-item>
        <text:list-item>
          <text:p text:style-name="P57">Edit alarm parameters in various Viewports. Several different Viewports are provided for various groups of alarm parameters.</text:p>
        </text:list-item>
        <text:list-item>
          <text:p text:style-name="P58">Produce alarm statistical reports (e.g. priority distribution) as exports (later, on screen as well)</text:p>
        </text:list-item>
        <text:list-item>
          <text:p text:style-name="P58">Export the completed alarm list</text:p>
        </text:list-item>
      </text:list>
      <text:p text:style-name="P9"/>
      <text:p text:style-name="P10">IMPORT FUNCTION</text:p>
      <text:p text:style-name="P10">Alarm data can be imported from Excel files only. (Later, we may add the capability to import from other file formats such as CSV, and from other Vizop project files.)</text:p>
      <text:p text:style-name="P10">The import function is invoked from the Import alarm from Excel command in the File menu. This command is available only when an alarm list Viewport is visible in the main control frame. <text:span text:style-name="T2">It is available only for fully licensed instances of Vizop.</text:span></text:p>
      <text:p text:style-name="P11">When invoked, a new “import alarms” Viewport is created and displayed. <text:span text:style-name="T3">This provides widgets to:</text:span></text:p>
      <text:list xml:id="list4263560877" text:style-name="L3">
        <text:list-item>
          <text:p text:style-name="P59">Select the file name to import</text:p>
        </text:list-item>
        <text:list-item>
          <text:p text:style-name="P59">Select options for importing (e.g. whether to overwrite existing alarms)</text:p>
        </text:list-item>
        <text:list-item>
          <text:p text:style-name="P59">Specify which worksheet of the file to import (if it has &gt;1 worksheet)</text:p>
        </text:list-item>
        <text:list-item>
          <text:p text:style-name="P59">Preview the first few rows of the file</text:p>
        </text:list-item>
        <text:list-item>
          <text:p text:style-name="P59">Specify how many header rows of the file to skip</text:p>
        </text:list-item>
        <text:list-item>
          <text:p text:style-name="P59">Inform the user how many alarms are found in the worksheet</text:p>
        </text:list-item>
        <text:list-item>
          <text:p text:style-name="P59">Select which columns to import, and which attributes are supplied in each column</text:p>
        </text:list-item>
        <text:list-item>
          <text:p text:style-name="P60">Go and cancel buttons</text:p>
        </text:list-item>
      </text:list>
      <text:p text:style-name="P12"/>
      <text:p text:style-name="P12">After the import is complete, the Viewport will be destroyed and the display device will show the alarm list (creating a new alarm list Viewport if none exists in the project). Attribute values entered <text:soft-page-break/>by the user (e.g. column definitions) will be stored as attributes of the AR PHA model, and restored when the user next invokes the import command.</text:p>
      <text:p text:style-name="P12"/>
      <text:p text:style-name="P12">If the user clicks the Cancel button, the import Viewport will be destroyed, and the display device will show the Viewport that was visible when the import command was invoked.</text:p>
      <text:p text:style-name="P12"/>
      <text:p text:style-name="P13">LAYOUT OF THE IMPORT VIEWPORT</text:p>
      <text:p text:style-name="P13"/>
      <table:table table:name="Table1" table:style-name="Table1">
        <table:table-column table:style-name="Table1.A" table:number-columns-repeated="5"/>
        <table:table-row>
          <table:table-cell table:style-name="Table1.A1" table:number-columns-spanned="2" office:value-type="string">
            <text:p text:style-name="P35">IMPORT ALARMS FROM FILE &lt;static header&gt;</text:p>
          </table:table-cell>
          <table:covered-table-cell/>
          <table:table-cell table:style-name="Table1.A1" office:value-type="string">
            <text:p text:style-name="Table_20_Contents"/>
          </table:table-cell>
          <table:table-cell table:style-name="Table1.A1" office:value-type="string">
            <text:p text:style-name="Table_20_Contents"/>
          </table:table-cell>
          <table:table-cell table:style-name="Table1.E1" office:value-type="string">
            <text:p text:style-name="Table_20_Contents"/>
          </table:table-cell>
        </table:table-row>
        <table:table-row>
          <table:table-cell table:style-name="Table1.A2" office:value-type="string">
            <text:p text:style-name="P35">Filename: &lt;static&gt;</text:p>
          </table:table-cell>
          <table:table-cell table:style-name="Table1.A2" office:value-type="string">
            <text:p text:style-name="P35"><text:span text:style-name="T5">P</text:span>ath<text:span text:style-name="T5">N</text:span>ame &lt;expando&gt;</text:p>
          </table:table-cell>
          <table:table-cell table:style-name="Table1.A2" office:value-type="string">
            <text:p text:style-name="P37">Select<text:span text:style-name="T5">Filename</text:span> &lt;button&gt;</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table:number-columns-spanned="3" office:value-type="string">
            <text:p text:style-name="P38">Status &lt;static&gt;</text:p>
          </table:table-cell>
          <table:covered-table-cell/>
          <table:covered-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39">Worksheet &lt;static&gt;</text:p>
          </table:table-cell>
          <table:table-cell table:style-name="Table1.A2" office:value-type="string">
            <text:p text:style-name="P16">WorksheetChoice &lt;choice&gt;</text:p>
          </table:table-cell>
          <table:table-cell table:style-name="Table1.A2" office:value-type="string">
            <text:p text:style-name="P15"><text:span text:style-name="T8">Header rows:</text:span>&lt;s<text:span text:style-name="T8">tatic</text:span>&gt;</text:p>
          </table:table-cell>
          <table:table-cell table:style-name="Table1.A2" office:value-type="string">
            <text:p text:style-name="P15">HeaderRow<text:span text:style-name="T7">Count</text:span> &lt;spin&gt;</text:p>
          </table:table-cell>
          <table:table-cell table:style-name="Table1.E2" office:value-type="string">
            <text:p text:style-name="P39"/>
          </table:table-cell>
        </table:table-row>
        <table:table-row>
          <table:table-cell table:style-name="Table1.A2" table:number-columns-spanned="2" office:value-type="string">
            <text:p text:style-name="P38">Overwrite<text:span text:style-name="T4">ExistingAlarms</text:span> &lt;checkbox&gt;</text:p>
          </table:table-cell>
          <table:covered-table-cell/>
          <table:table-cell table:style-name="Table1.A2" office:value-type="string">
            <text:p text:style-name="P14"/>
          </table:table-cell>
          <table:table-cell table:style-name="Table1.A2" office:value-type="string">
            <text:p text:style-name="P39"/>
          </table:table-cell>
          <table:table-cell table:style-name="Table1.E2" office:value-type="string">
            <text:p text:style-name="P39"/>
          </table:table-cell>
        </table:table-row>
        <table:table-row>
          <table:table-cell table:style-name="Table1.A2" table:number-columns-spanned="2" office:value-type="string">
            <text:p text:style-name="P38">MultiLevel &lt;checkbox&gt;</text:p>
          </table:table-cell>
          <table:covered-table-cell/>
          <table:table-cell table:style-name="Table1.A2" office:value-type="string">
            <text:p text:style-name="Standard"/>
          </table:table-cell>
          <table:table-cell table:style-name="Table1.A2" office:value-type="string">
            <text:p text:style-name="P39">Worksheets &lt;static&gt;</text:p>
          </table:table-cell>
          <table:table-cell table:style-name="Table1.E2" office:value-type="string">
            <text:p text:style-name="P39">WorksheetCount &lt;static&gt;</text:p>
          </table:table-cell>
        </table:table-row>
        <table:table-row>
          <table:table-cell table:style-name="Table1.A2" table:number-columns-spanned="2" office:value-type="string">
            <text:p text:style-name="P54">Import priorities as override &lt;checkbox&gt;</text:p>
          </table:table-cell>
          <table:covered-table-cell/>
          <table:table-cell table:style-name="Table1.A2" office:value-type="string">
            <text:p text:style-name="P14"/>
          </table:table-cell>
          <table:table-cell table:style-name="Table1.A2" office:value-type="string">
            <text:p text:style-name="P39">Unique alarms &lt;static&gt;</text:p>
          </table:table-cell>
          <table:table-cell table:style-name="Table1.E2" office:value-type="string">
            <text:p text:style-name="P39">UniqueAlarmCount &lt;static&gt;</text:p>
          </table:table-cell>
        </table:table-row>
        <table:table-row>
          <table:table-cell table:style-name="Table1.A2" office:value-type="string">
            <text:p text:style-name="P38">Alarm tag style: &lt;static&gt;</text:p>
          </table:table-cell>
          <table:table-cell table:style-name="Table1.A2" office:value-type="string">
            <text:p text:style-name="P14">ExampleInstrumentTag &lt;static&gt;</text:p>
          </table:table-cell>
          <table:table-cell table:style-name="Table1.A2" office:value-type="string">
            <text:p text:style-name="P14">ExampleAlarmTag &lt;text&gt;</text:p>
          </table:table-cell>
          <table:table-cell table:style-name="Table1.A2" office:value-type="string">
            <text:p text:style-name="P39">Duplicates &lt;static&gt;</text:p>
          </table:table-cell>
          <table:table-cell table:style-name="Table1.E2" office:value-type="string">
            <text:p text:style-name="P39">DuplicateAlarmCount &lt;static&gt;</text:p>
          </table:table-cell>
        </table:table-row>
        <table:table-row>
          <table:table-cell table:style-name="Table1.A2" office:value-type="string">
            <text:p text:style-name="P39">&lt;gap&gt;</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0">LeftButton &lt;button&gt;</text:p>
          </table:table-cell>
          <table:table-cell table:style-name="Table1.A2" office:value-type="string">
            <text:p text:style-name="P17">Col1Number &lt;static&gt;</text:p>
          </table:table-cell>
          <table:table-cell table:style-name="Table1.A2" office:value-type="string">
            <text:p text:style-name="P17">Col2Number &lt;static&gt;</text:p>
          </table:table-cell>
          <table:table-cell table:style-name="Table1.A2" office:value-type="string">
            <text:p text:style-name="P17">Col3Number &lt;static&gt;</text:p>
          </table:table-cell>
          <table:table-cell table:style-name="Table1.E2" office:value-type="string">
            <text:p text:style-name="P40">RightButton &lt;button&gt;</text:p>
          </table:table-cell>
        </table:table-row>
        <table:table-row>
          <table:table-cell table:style-name="Table1.A2" office:value-type="string">
            <text:p text:style-name="P40"/>
          </table:table-cell>
          <table:table-cell table:style-name="Table1.A2" office:value-type="string">
            <text:p text:style-name="P17">Col1Attrib &lt;choice&gt;</text:p>
          </table:table-cell>
          <table:table-cell table:style-name="Table1.A2" office:value-type="string">
            <text:p text:style-name="P17">Col2Attrib &lt;choice&gt;</text:p>
          </table:table-cell>
          <table:table-cell table:style-name="Table1.A2" office:value-type="string">
            <text:p text:style-name="P17">Col3Attrib &lt;choice&gt;</text:p>
          </table:table-cell>
          <table:table-cell table:style-name="Table1.E2" office:value-type="string">
            <text:p text:style-name="P40"/>
          </table:table-cell>
        </table:table-row>
        <table:table-row>
          <table:table-cell table:style-name="Table1.A2" office:value-type="string">
            <text:p text:style-name="P40"/>
          </table:table-cell>
          <table:table-cell table:style-name="Table1.A2" office:value-type="string">
            <text:p text:style-name="P17">First row preview &lt;static&gt;</text:p>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40"/>
          </table:table-cell>
        </table:table-row>
        <table:table-row>
          <table:table-cell table:style-name="Table1.A2" office:value-type="string">
            <text:p text:style-name="P40"/>
          </table:table-cell>
          <table:table-cell table:style-name="Table1.A2" office:value-type="string">
            <text:p text:style-name="P17">First row after header rows preview &lt;static&gt;</text:p>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40"/>
          </table:table-cell>
        </table:table-row>
        <table:table-row>
          <table:table-cell table:style-name="Table1.A2" office:value-type="string">
            <text:p text:style-name="P40"/>
          </table:table-cell>
          <table:table-cell table:style-name="Table1.A2" office:value-type="string">
            <text:p text:style-name="P17">Second row after header rows preview &lt;static&gt;</text:p>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40"/>
          </table:table-cell>
        </table:table-row>
        <table:table-row>
          <table:table-cell table:style-name="Table1.A2" office:value-type="string">
            <text:p text:style-name="P40">&lt;gap&g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40"/>
          </table:table-cell>
        </table:table-row>
        <table:table-row>
          <table:table-cell table:style-name="Table1.A2" office:value-type="string">
            <text:p text:style-name="P40"/>
          </table:table-cell>
          <table:table-cell table:style-name="Table1.A2" office:value-type="string">
            <text:p text:style-name="P17">CancelButton &lt;button&gt;</text:p>
          </table:table-cell>
          <table:table-cell table:style-name="Table1.A2" office:value-type="string">
            <text:p text:style-name="P17">GoButton &lt;button&gt;</text:p>
          </table:table-cell>
          <table:table-cell table:style-name="Table1.A2" office:value-type="string">
            <text:p text:style-name="P17"/>
          </table:table-cell>
          <table:table-cell table:style-name="Table1.E2" office:value-type="string">
            <text:p text:style-name="P40"/>
          </table:table-cell>
        </table:table-row>
      </table:table>
      <text:p text:style-name="P13"/>
      <text:p text:style-name="P18">Functions of widgets</text:p>
      <table:table table:name="Table2" table:style-name="Table2">
        <table:table-column table:style-name="Table2.A"/>
        <table:table-column table:style-name="Table2.B"/>
        <table:table-row>
          <table:table-cell table:style-name="Table2.A1" office:value-type="string">
            <text:p text:style-name="P36"><text:span text:style-name="T5">P</text:span>ath<text:span text:style-name="T5">N</text:span>ame &lt;expando&gt;</text:p>
          </table:table-cell>
          <table:table-cell table:style-name="Table2.B1" office:value-type="string">
            <text:p text:style-name="P41">Shows the full path of the selected filename. Prefilled with the last filename selected for alarm import in this project (whether or not it was actually imported), if any, else blank. Editable.</text:p>
          </table:table-cell>
        </table:table-row>
        <table:table-row>
          <table:table-cell table:style-name="Table2.A2" office:value-type="string">
            <text:p text:style-name="P41">SelectFilename &lt;button&gt;</text:p>
          </table:table-cell>
          <table:table-cell table:style-name="Table2.B2" office:value-type="string">
            <text:p text:style-name="P41">Open standard File Open dialogue. Default folder and file is the current contents of PathName, if any, else the last folder containing a <text:soft-page-break/>file selected for alarm import in this project (whether or not it was actually imported), if any, else user home folder. File type is .xlsx by default. Only one file can be selected. If user provides a filename and clicks Open, the filename is populated into PathName. If the user clicks Cancel, the File Open dialogue is closed with no further effect (except to save any folder selected in project attributes).</text:p>
          </table:table-cell>
        </table:table-row>
        <table:table-row>
          <table:table-cell table:style-name="Table2.A2" office:value-type="string">
            <text:p text:style-name="P42">Status &lt;static&gt;</text:p>
          </table:table-cell>
          <table:table-cell table:style-name="Table2.B2" office:value-type="string">
            <text:p text:style-name="P42">Text showing the status of the file, e.g. “Ready to import”, “No valid alarms found”, “That file can't be read”</text:p>
          </table:table-cell>
        </table:table-row>
        <table:table-row>
          <table:table-cell table:style-name="Table2.A2" office:value-type="string">
            <text:p text:style-name="P43">WorksheetChoice &lt;choice&gt;</text:p>
          </table:table-cell>
          <table:table-cell table:style-name="Table2.B2" office:value-type="string">
            <text:p text:style-name="P43">Choice box listing all worksheet names in the selected file. When no valid .xlsx file is in PathName, the choice box shows “&lt;None&gt;” and is disabled. If a valid file is in PathName, this lists all worksheets in the order they appear in the file, with the last selection preselected. (The last selection needs to be stored as a project attribute, on a per-alarm file basis.)</text:p>
            <text:p text:style-name="P43">When the user chooses a different worksheet in this Choice, several other fields in the Viewport need to be updated.</text:p>
          </table:table-cell>
        </table:table-row>
        <table:table-row>
          <table:table-cell table:style-name="Table2.A2" office:value-type="string">
            <text:p text:style-name="P44">OverwriteExistingAlarms &lt;checkbox&gt;</text:p>
          </table:table-cell>
          <table:table-cell table:style-name="Table2.B2" office:value-type="string">
            <text:p text:style-name="P44">If checked, imported alarms will overwrite existing alarms in the project. If unchecked, alarms in the import that match alarm tags in the project will be ignored.</text:p>
            <text:p text:style-name="P45">This setting is persistent per project.</text:p>
          </table:table-cell>
        </table:table-row>
        <table:table-row>
          <table:table-cell table:style-name="Table2.A2" office:value-type="string">
            <text:p text:style-name="P84">HeaderRowCount &lt;spin&gt;</text:p>
          </table:table-cell>
          <table:table-cell table:style-name="Table2.B2" office:value-type="string">
            <text:p text:style-name="P46">Allows the user to set how many header rows are defined in the worksheet to be imported. These rows will be skipped in the import. Limited to integers 0 ≤ x ≤ 99 (arbitrary limit). This setting is persistent per project.</text:p>
          </table:table-cell>
        </table:table-row>
        <table:table-row>
          <table:table-cell table:style-name="Table2.A2" office:value-type="string">
            <text:p text:style-name="P46">WorksheetCount &lt;static&gt;</text:p>
          </table:table-cell>
          <table:table-cell table:style-name="Table2.B2" office:value-type="string">
            <text:p text:style-name="P46">Displays the number of worksheets found in the file named in PathName. Initially blank if pathname is empty or doesn't contain the name of a readable Excel file. Updated whenever PathName changes.</text:p>
          </table:table-cell>
        </table:table-row>
        <table:table-row>
          <table:table-cell table:style-name="Table2.A2" office:value-type="string">
            <text:p text:style-name="P46">UniqueAlarmCount &lt;static&gt;</text:p>
          </table:table-cell>
          <table:table-cell table:style-name="Table2.B2" office:value-type="string">
            <text:p text:style-name="P46">Displays the number of unique alarms (total alarms minus duplicates) in the selected worksheet of the file named in PathName. Blank if alarms can't be extracted from the file, including if the <text:span text:style-name="T9">alarm or instrument </text:span>tag field hasn't been selected <text:span text:style-name="T9">in any of the the ColXNumber choices.</text:span></text:p>
          </table:table-cell>
        </table:table-row>
        <table:table-row>
          <table:table-cell table:style-name="Table2.A2" office:value-type="string">
            <text:p text:style-name="P47">DuplicateAlarmCount &lt;static&gt;</text:p>
          </table:table-cell>
          <table:table-cell table:style-name="Table2.B2" office:value-type="string">
            <text:p text:style-name="P47">Displays the number of duplicate alarms (alarms whose alarm tag is the same as another alarm higher up in the selected worksheet). <text:span text:style-name="T8">Blank if alarms can't be extracted from the file, including if the </text:span>alarm or instrument <text:span text:style-name="T8">tag </text:span>column<text:span text:style-name="T8"> hasn't been </text:span>specified using the ColXNumber choices.</text:p>
          </table:table-cell>
        </table:table-row>
        <table:table-row>
          <table:table-cell table:style-name="Table2.A2" office:value-type="string">
            <text:p text:style-name="P47">MultiLevel &lt;checkbox&gt;</text:p>
          </table:table-cell>
          <table:table-cell table:style-name="Table2.B2" office:value-type="string">
            <text:p text:style-name="P47">In many cases, the alarm spreadsheet for import has one row per instrument tag, with several columns for different alarm levels, e.g. HH, H, L, LL. If the MultiLevel checkbox is checked, Vizop assumes this format, and will parse multiple alarms from each row (for details, see the section on Alarm Parsing in this specification). If unchecked, Vizop assumes exactly one alarm per row.</text:p>
          </table:table-cell>
        </table:table-row>
        <table:table-row>
          <table:table-cell table:style-name="Table2.A2" office:value-type="string">
            <text:p text:style-name="P54">Import priorities as override &lt;checkbox&gt;</text:p>
          </table:table-cell>
          <table:table-cell table:style-name="Table2.B2" office:value-type="string">
            <text:p text:style-name="P55">If a column is labelled as containing <text:span text:style-name="T32">user </text:span>alarm priorities:</text:p>
            <text:p text:style-name="P55"><text:span text:style-name="T31"><text:tab/>If </text:span>this checkbox is checked:</text:p>
            <text:p text:style-name="P55"><text:tab/><text:tab/><text:span text:style-name="T31">If the column is nonblank: </text:span>user alarm priorities will be imported, and the alarm's “override priority” flag set to True</text:p>
            <text:p text:style-name="P55"><text:soft-page-break/><text:tab/><text:tab/><text:span text:style-name="T31">If the column is blank: no action taken</text:span></text:p>
            <text:p text:style-name="P55"><text:tab/></text:p>
            <text:p text:style-name="P55">In all other cases, <text:span text:style-name="T31">no action is taken</text:span>.</text:p>
          </table:table-cell>
        </table:table-row>
        <table:table-row>
          <table:table-cell table:style-name="Table2.A2" office:value-type="string">
            <text:p text:style-name="P47">ExampleInstrumentTag <text:span text:style-name="T10">&lt;static&gt; and ExampleAlarmTag</text:span> &lt;text&gt;</text:p>
          </table:table-cell>
          <table:table-cell table:style-name="Table2.B2" office:value-type="string">
            <text:p text:style-name="P47">When the alarm spreadsheet can be parsed and the user has specified a column containing instrument tag, the first row's instrument tag is is written to AlarmInstrumentTag, followed by “high” (e.g. “LIC-1234 high”). <text:span text:style-name="T10">The user must then populate the ExampleAlarmTag with the corresponding hypothetical high alarm tag (e.g. “LAH-1234”.</text:span></text:p>
            <text:p text:style-name="P48">If MultiLevel is checked, or no column is specified as containing the alarm tag (using the ColXNumber choices), the user must populate this field. <text:span text:style-name="T10">A reminder message is written to the Status field when ExampleAlarmTag is required and empty, and cleared when ExampleAlarmTag is populated (including “H” as a minimum). If ExampleAlarmTag is empty when required, the Go button will have no impact.</text:span></text:p>
          </table:table-cell>
        </table:table-row>
        <table:table-row>
          <table:table-cell table:style-name="Table2.A2" office:value-type="string">
            <text:p text:style-name="P49">LeftButton and RightButton &lt;buttons&gt;</text:p>
          </table:table-cell>
          <table:table-cell table:style-name="Table2.B2" office:value-type="string">
            <text:p text:style-name="P49">Changes which columns of the import file are displayed in the preview. When the file can first be opened, columns 1, 2 and 3 (or the first non-empty columns, if leftmost column(s) are empty) are shown. When RightButton is short left clicked, the displayed columns will change to 2, 3 and 4. On long left click, the columns will change one step, then continue to change repeatedly until mouse button up. LeftButton works similarly in the opposite direction.</text:p>
            <text:p text:style-name="P49">Each button are disabled when no more populated columns are available in the specified direction.</text:p>
          </table:table-cell>
        </table:table-row>
        <table:table-row>
          <table:table-cell table:style-name="Table2.A2" office:value-type="string">
            <text:p text:style-name="P50">ColXNumber &lt;static&gt;</text:p>
          </table:table-cell>
          <table:table-cell table:style-name="Table2.B2" office:value-type="string">
            <text:p text:style-name="P50">Shows the number of the column currently shown in that slot. Empty when no file can be opened for preview. Updated when the preview is scrolled (using LeftButton or RightButton), the filename is changed, or the worksheet is changed.</text:p>
          </table:table-cell>
        </table:table-row>
        <table:table-row>
          <table:table-cell table:style-name="Table2.A2" office:value-type="string">
            <text:p text:style-name="P51">ColXAttrib &lt;choice&gt;</text:p>
          </table:table-cell>
          <table:table-cell table:style-name="Table2.B2" office:value-type="string">
            <text:p text:style-name="P51">Allows the user to select an alarm attribute to import from the column currently in this slot. The choice contains all possible attributes that can be imported. <text:span text:style-name="T11">Initially shows “&lt;Do not use&gt;”. Updated at the same times as ColXNumber. Column attribute import selections are persistent per project.</text:span></text:p>
          </table:table-cell>
        </table:table-row>
        <table:table-row>
          <table:table-cell table:style-name="Table2.A2" office:value-type="string">
            <text:p text:style-name="P52">First row preview &lt;static&gt;</text:p>
          </table:table-cell>
          <table:table-cell table:style-name="Table2.B2" office:value-type="string">
            <text:p text:style-name="P52">Shows cells from the first nonblank row in the selected worksheet. The columns shown are as explained under LeftButton, above.</text:p>
          </table:table-cell>
        </table:table-row>
        <table:table-row>
          <table:table-cell table:style-name="Table2.A2" office:value-type="string">
            <text:p text:style-name="P52">First/<text:span text:style-name="T12">second</text:span> row after header rows preview &lt;static&gt;</text:p>
          </table:table-cell>
          <table:table-cell table:style-name="Table2.B2" office:value-type="string">
            <text:p text:style-name="P52">Shows cells from the first <text:span text:style-name="T12">and second </text:span>row <text:span text:style-name="T12">of the selected worksheet </text:span>after the header rows. The header rows are the first N rows (after any blank rows) in the worksheet, where N is determined by the HeaderRowCount field. The columns shown are as explained under LeftButton.</text:p>
          </table:table-cell>
        </table:table-row>
        <table:table-row>
          <table:table-cell table:style-name="Table2.A2" office:value-type="string">
            <text:p text:style-name="P53">CancelButton &lt;button&gt;</text:p>
          </table:table-cell>
          <table:table-cell table:style-name="Table2.B2" office:value-type="string">
            <text:p text:style-name="P53">Label: “Cancel”. Destroys the Import alarm Viewport, and returns the previous Viewport to the display device.</text:p>
          </table:table-cell>
        </table:table-row>
        <table:table-row>
          <table:table-cell table:style-name="Table2.A2" office:value-type="string">
            <text:p text:style-name="P53">GoButton &lt;button&gt;</text:p>
          </table:table-cell>
          <table:table-cell table:style-name="Table2.B2" office:value-type="string">
            <text:p text:style-name="P53">Executes the import, if all required information is available. Then destroys the Import alarm Viewport, and shows an alarm list viewport on the display device, scrolled to show the first alarm imported. If necessary, a new alarm list Viewport is created. A VizopTalks message is displayed stating the outcome of the import.</text:p>
            <text:p text:style-name="P53">The import action is undoable and redoable, and should be saved on <text:soft-page-break/>the fly.</text:p>
          </table:table-cell>
        </table:table-row>
      </table:table>
      <text:p text:style-name="P18"/>
      <text:p text:style-name="P19">IMPORTABLE ALARM ATTRIBUTES</text:p>
      <text:p text:style-name="P23">The user can specify any or all of the attributes listed below in the ColXAttrib choices, to indicate that they should be imported from the corresponding column of the file. Each attribute can be selected in only one column; once an attribute is assigned to a column, it is not offered in the ColXAttrib choices for any other columns.</text:p>
      <text:p text:style-name="P23"/>
      <text:p text:style-name="P23">Selection of all attributes are optional, except:</text:p>
      <text:list xml:id="list2802706866" text:style-name="L4">
        <text:list-item>
          <text:p text:style-name="P61">Either the alarm tag must be selected, or the instrument tag plus ExampleAlarmTag widget must contain a text that contains at least a string of digits that is also present in the ExampleInstrumentTag widget (so that Vizop can try to deduce the required alarm tag from the instrument tag).</text:p>
        </text:list-item>
        <text:list-item>
          <text:p text:style-name="P61">Either the Alarm type must be selected, <text:span text:style-name="T15">or at least one of the SetpointHH/H/L/LL attributes must be selected.</text:span></text:p>
        </text:list-item>
        <text:list-item>
          <text:p text:style-name="P62">If the Setpoint or any of the SetpointHH/H/L/LL attributes is selected, the EngUnit attribute must also be selected <text:span text:style-name="T16">(so that Vizop knows what unit to assign to the setpoint value).</text:span></text:p>
        </text:list-item>
        <text:list-item>
          <text:p text:style-name="P63">Not more than one of <text:span text:style-name="T13">ResponseTimeRequiredInMin </text:span>and <text:span text:style-name="T13">ResponseTimeRequiredCateg </text:span>attributes may be selected (so that Vizop knows whether to import times as absolute or as category names).</text:p>
        </text:list-item>
        <text:list-item>
          <text:p text:style-name="P63">Not more than one of <text:span text:style-name="T13">ResponseTime</text:span>Available<text:span text:style-name="T13">InMin </text:span>and <text:span text:style-name="T13">ResponseTime</text:span>Available<text:span text:style-name="T13">Categ </text:span>attributes may be selected (so that Vizop knows whether to import times as absolute or as category names).</text:p>
        </text:list-item>
      </text:list>
      <text:p text:style-name="P23"/>
      <table:table table:name="Table3" table:style-name="Table3">
        <table:table-column table:style-name="Table3.A"/>
        <table:table-column table:style-name="Table3.B"/>
        <table:table-column table:style-name="Table3.C"/>
        <table:table-row>
          <table:table-cell table:style-name="Table3.A1" office:value-type="string">
            <text:p text:style-name="P30">Column name</text:p>
          </table:table-cell>
          <table:table-cell table:style-name="Table3.B1" office:value-type="string">
            <text:p text:style-name="P30">Description</text:p>
          </table:table-cell>
          <table:table-cell table:style-name="Table3.C1" office:value-type="string">
            <text:p text:style-name="P30">Default if not selected</text:p>
          </table:table-cell>
        </table:table-row>
        <table:table-row>
          <table:table-cell table:style-name="Table3.A2" office:value-type="string">
            <text:p text:style-name="P21"><text:span text:style-name="T25">Process</text:span>Unit (str)</text:p>
          </table:table-cell>
          <table:table-cell table:style-name="Table3.B2" office:value-type="string">
            <text:p text:style-name="P23">Name of process unit in which the alarm is located</text:p>
          </table:table-cell>
          <table:table-cell table:style-name="Table3.C2" office:value-type="string">
            <text:p text:style-name="P29">blank</text:p>
          </table:table-cell>
        </table:table-row>
        <table:table-row>
          <table:table-cell table:style-name="Table3.A2" office:value-type="string">
            <text:p text:style-name="P19">Inst<text:span text:style-name="T25">rT</text:span>ag (str)</text:p>
          </table:table-cell>
          <table:table-cell table:style-name="Table3.B2" office:value-type="string">
            <text:p text:style-name="P23">Tag of <text:span text:style-name="T25">instrument (</text:span>device<text:span text:style-name="T25">)</text:span> that generates the PV or signal on which the alarm is based. </text:p>
          </table:table-cell>
          <table:table-cell table:style-name="Table3.C2" office:value-type="string">
            <text:p text:style-name="P29">blank</text:p>
          </table:table-cell>
        </table:table-row>
        <table:table-row>
          <table:table-cell table:style-name="Table3.A2" office:value-type="string">
            <text:p text:style-name="P19">Alarm<text:span text:style-name="T25">T</text:span>ag (str)</text:p>
          </table:table-cell>
          <table:table-cell table:style-name="Table3.B2" office:value-type="string">
            <text:p text:style-name="P24">Tag of alarm in the Process Control System</text:p>
          </table:table-cell>
          <table:table-cell table:style-name="Table3.C2" office:value-type="string">
            <text:p text:style-name="P29">Will be populated automatically (see algorithm below)</text:p>
          </table:table-cell>
        </table:table-row>
        <table:table-row>
          <table:table-cell table:style-name="Table3.A2" office:value-type="string">
            <text:p text:style-name="P19">Alarm<text:span text:style-name="T25">T</text:span>ype (str; e.g. HH, H, L, LL, high rate of change, discrepancy)</text:p>
          </table:table-cell>
          <table:table-cell table:style-name="Table3.B2" office:value-type="string">
            <text:p text:style-name="P24">The algorithm used <text:span text:style-name="T25">in the PCS </text:span>to determine whether the alarm is active</text:p>
          </table:table-cell>
          <table:table-cell table:style-name="Table3.C2" office:value-type="string">
            <text:p text:style-name="P29">H (see algorithm below)</text:p>
          </table:table-cell>
        </table:table-row>
        <table:table-row>
          <table:table-cell table:style-name="Table3.A2" office:value-type="string">
            <text:p text:style-name="P21">Setpoint (float)</text:p>
          </table:table-cell>
          <table:table-cell table:style-name="Table3.B2" office:value-type="string">
            <text:p text:style-name="P24">The value of the measured PV at which the alarm becomes active</text:p>
          </table:table-cell>
          <table:table-cell table:style-name="Table3.C2" office:value-type="string">
            <text:p text:style-name="P29">not set</text:p>
          </table:table-cell>
        </table:table-row>
        <table:table-row>
          <table:table-cell table:style-name="Table3.A2" office:value-type="string">
            <text:p text:style-name="P23">SetpointHH / SetpointH / SetpointL / SetpointLL (floats)</text:p>
          </table:table-cell>
          <table:table-cell table:style-name="Table3.B2" office:value-type="string">
            <text:p text:style-name="P24">Used for MultiLevel alarms (see above)</text:p>
          </table:table-cell>
          <table:table-cell table:style-name="Table3.C2" office:value-type="string">
            <text:p text:style-name="P29">not set</text:p>
          </table:table-cell>
        </table:table-row>
        <table:table-row>
          <table:table-cell table:style-name="Table3.A2" office:value-type="string">
            <text:p text:style-name="P21">EngUnit (str)</text:p>
          </table:table-cell>
          <table:table-cell table:style-name="Table3.B2" office:value-type="string">
            <text:p text:style-name="P24">The unit of measure of the setpoint(s) for this tag. Must match a unit that Vizop can recognise.</text:p>
          </table:table-cell>
          <table:table-cell table:style-name="Table3.C2" office:value-type="string">
            <text:p text:style-name="P29">If blank, the setpoint is set to “not set”</text:p>
          </table:table-cell>
        </table:table-row>
        <table:table-row>
          <table:table-cell table:style-name="Table3.A2" office:value-type="string">
            <text:p text:style-name="P19">IsDiscrete (bool)</text:p>
          </table:table-cell>
          <table:table-cell table:style-name="Table3.B2" office:value-type="string">
            <text:p text:style-name="P24">Whether the alarm is a simple on/off alarm (e.g. “door open” alarm). </text:p>
          </table:table-cell>
          <table:table-cell table:style-name="Table3.C2" office:value-type="string">
            <text:p text:style-name="P31">False</text:p>
          </table:table-cell>
        </table:table-row>
        <table:table-row>
          <table:table-cell table:style-name="Table3.A2" office:value-type="string">
            <text:p text:style-name="P19">Comment (str)</text:p>
          </table:table-cell>
          <table:table-cell table:style-name="Table3.B2" office:value-type="string">
            <text:p text:style-name="P24">Free text field for user comments</text:p>
          </table:table-cell>
          <table:table-cell table:style-name="Table3.C2" office:value-type="string">
            <text:p text:style-name="P31">blank</text:p>
          </table:table-cell>
        </table:table-row>
        <text:soft-page-break/>
        <table:table-row>
          <table:table-cell table:style-name="Table3.A2" office:value-type="string">
            <text:p text:style-name="P19">Cause (<text:span text:style-name="T16">list of </text:span>str <text:span text:style-name="T16">delimited by Newline</text:span>)</text:p>
          </table:table-cell>
          <table:table-cell table:style-name="Table3.B2" office:value-type="string">
            <text:p text:style-name="P24">Likely causes of the alarm condition</text:p>
          </table:table-cell>
          <table:table-cell table:style-name="Table3.C2" office:value-type="string">
            <text:p text:style-name="P31">blank</text:p>
          </table:table-cell>
        </table:table-row>
        <table:table-row>
          <table:table-cell table:style-name="Table3.A2" office:value-type="string">
            <text:p text:style-name="P19">Consequence (list of str <text:span text:style-name="T16">delimited by Newline</text:span>)</text:p>
          </table:table-cell>
          <table:table-cell table:style-name="Table3.B2" office:value-type="string">
            <text:p text:style-name="P24">Consequences of non-response to the alarm. Each item in this list corresponds to the same position of item in Cause. If Consequence contains exactly 1 item, it will be repeated for each cause. If Consequence contains 1 &gt; N &gt; Causes items, the last Causes-N consequences will be left blank. If Consequences contains more than Causes, the last N-Causes items will be ignored.</text:p>
          </table:table-cell>
          <table:table-cell table:style-name="Table3.C2" office:value-type="string">
            <text:p text:style-name="P31">blank</text:p>
          </table:table-cell>
        </table:table-row>
        <table:table-row>
          <table:table-cell table:style-name="Table3.A2" office:value-type="string">
            <text:p text:style-name="P19">Confirmation (str)</text:p>
          </table:table-cell>
          <table:table-cell table:style-name="Table3.B2" office:value-type="string">
            <text:p text:style-name="P24">How the operator can confirm the alarm is not a false alarm</text:p>
          </table:table-cell>
          <table:table-cell table:style-name="Table3.C2" office:value-type="string">
            <text:p text:style-name="P31">blank</text:p>
          </table:table-cell>
        </table:table-row>
        <table:table-row>
          <table:table-cell table:style-name="Table3.A2" office:value-type="string">
            <text:p text:style-name="P20">OperatorAction (list of str <text:span text:style-name="T16">delimited by Newline</text:span>)</text:p>
          </table:table-cell>
          <table:table-cell table:style-name="Table3.B2" office:value-type="string">
            <text:p text:style-name="P24">Appropriate operator action in response to the alarm. Same algorithm applies as for Consequence.</text:p>
          </table:table-cell>
          <table:table-cell table:style-name="Table3.C2" office:value-type="string">
            <text:p text:style-name="P31">blank</text:p>
          </table:table-cell>
        </table:table-row>
        <table:table-row>
          <table:table-cell table:style-name="Table3.A2" office:value-type="string">
            <text:p text:style-name="P19">ResponseTimeRequiredInMin (list of int <text:span text:style-name="T16">delimited by Newline</text:span>)</text:p>
          </table:table-cell>
          <table:table-cell table:style-name="Table3.B2" office:value-type="string">
            <text:p text:style-name="P24">How much time is needed to execute the operator action. Same algorithm applies as for Consequence. </text:p>
          </table:table-cell>
          <table:table-cell table:style-name="Table3.C2" office:value-type="string">
            <text:p text:style-name="P31">not set</text:p>
          </table:table-cell>
        </table:table-row>
        <table:table-row>
          <table:table-cell table:style-name="Table3.A2" office:value-type="string">
            <text:p text:style-name="P20">ResponseTimeAvailableInMin (list of int <text:span text:style-name="T16">delimited by Newline</text:span>)</text:p>
          </table:table-cell>
          <table:table-cell table:style-name="Table3.B2" office:value-type="string">
            <text:p text:style-name="P24">How much time is available to execute the operator action. Same algorithm applies as for Consequence.</text:p>
          </table:table-cell>
          <table:table-cell table:style-name="Table3.C2" office:value-type="string">
            <text:p text:style-name="P31">not set</text:p>
          </table:table-cell>
        </table:table-row>
        <table:table-row>
          <table:table-cell table:style-name="Table3.A2" office:value-type="string">
            <text:p text:style-name="P20">ResponseTimeRequiredCateg (list of str <text:span text:style-name="T16">delimited by Newline</text:span>)</text:p>
          </table:table-cell>
          <table:table-cell table:style-name="Table3.B2" office:value-type="string">
            <text:p text:style-name="P24">Name of a response time category indicating how much time is needed to execute the operator action. Same algorithm applies as for Consequence.</text:p>
          </table:table-cell>
          <table:table-cell table:style-name="Table3.C2" office:value-type="string">
            <text:p text:style-name="P31">not set</text:p>
          </table:table-cell>
        </table:table-row>
        <table:table-row>
          <table:table-cell table:style-name="Table3.A2" office:value-type="string">
            <text:p text:style-name="P20">ResponseTimeAvailableCateg (list of str <text:span text:style-name="T16">delimited by Newline</text:span>)</text:p>
          </table:table-cell>
          <table:table-cell table:style-name="Table3.B2" office:value-type="string">
            <text:p text:style-name="P24">Name of a response time category indicating how much time is needed to execute the operator action. Same algorithm applies as for Consequence.</text:p>
          </table:table-cell>
          <table:table-cell table:style-name="Table3.C2" office:value-type="string">
            <text:p text:style-name="P31">not set</text:p>
          </table:table-cell>
        </table:table-row>
        <table:table-row>
          <table:table-cell table:style-name="Table3.A2" office:value-type="string">
            <text:p text:style-name="P21">Severity (list of str)</text:p>
          </table:table-cell>
          <table:table-cell table:style-name="Table3.B2" office:value-type="string">
            <text:p text:style-name="P25">Name of a severity category associated with the cause and consequence. <text:span text:style-name="T16">Same algorithm applies as for Consequence. Import will be done for each alarm only if all severity categories for that alarm are recognised. If the number of severities provided exceeds the number of causes, excess severities will be ignored. If the number of severities is less than the number of causes, the beginning of the severity list will be filled up, and the remainder left as undefined. </text:span></text:p>
          </table:table-cell>
          <table:table-cell table:style-name="Table3.C2" office:value-type="string">
            <text:p text:style-name="P31">not set</text:p>
          </table:table-cell>
        </table:table-row>
        <table:table-row>
          <table:table-cell table:style-name="Table3.A2" office:value-type="string">
            <text:p text:style-name="P22"><text:span text:style-name="T32">User</text:span>Priority (str)</text:p>
          </table:table-cell>
          <table:table-cell table:style-name="Table3.B2" office:value-type="string">
            <text:p text:style-name="P25">Name of a priority category. <text:span text:style-name="T32">Imported only if “override priorities” checkbox is checked (see above)</text:span></text:p>
          </table:table-cell>
          <table:table-cell table:style-name="Table3.C2" office:value-type="string">
            <text:p text:style-name="P31">not set</text:p>
          </table:table-cell>
        </table:table-row>
        <table:table-row>
          <table:table-cell table:style-name="Table3.A2" office:value-type="string">
            <text:p text:style-name="P21">C<text:span text:style-name="T24">lassification</text:span>1~8 (bool)</text:p>
          </table:table-cell>
          <table:table-cell table:style-name="Table3.B2" office:value-type="string">
            <text:p text:style-name="P25">Whether the alarm belongs to alarm <text:span text:style-name="T24">classes</text:span> 1~8. <text:span text:style-name="T33">Classifications are assumed to be in the same order as in the Classifications attribute of the AR object.</text:span></text:p>
          </table:table-cell>
          <table:table-cell table:style-name="Table3.C2" office:value-type="string">
            <text:p text:style-name="P31">False</text:p>
          </table:table-cell>
        </table:table-row>
        <table:table-row>
          <table:table-cell table:style-name="Table3.A2" office:value-type="string">
            <text:p text:style-name="P21">OnDelay (int)</text:p>
          </table:table-cell>
          <table:table-cell table:style-name="Table3.B2" office:value-type="string">
            <text:p text:style-name="P25">The on delay of the alarm in seconds</text:p>
          </table:table-cell>
          <table:table-cell table:style-name="Table3.C2" office:value-type="string">
            <text:p text:style-name="P31">not set</text:p>
          </table:table-cell>
        </table:table-row>
        <table:table-row>
          <table:table-cell table:style-name="Table3.A2" office:value-type="string">
            <text:p text:style-name="P21">OffDelay (int)</text:p>
          </table:table-cell>
          <table:table-cell table:style-name="Table3.B2" office:value-type="string">
            <text:p text:style-name="P25">The off delay of the alarm in seconds</text:p>
          </table:table-cell>
          <table:table-cell table:style-name="Table3.C2" office:value-type="string">
            <text:p text:style-name="P31">not set</text:p>
          </table:table-cell>
        </table:table-row>
        <table:table-row>
          <table:table-cell table:style-name="Table3.A2" office:value-type="string">
            <text:p text:style-name="P21">PVAveraging (int)</text:p>
          </table:table-cell>
          <table:table-cell table:style-name="Table3.B2" office:value-type="string">
            <text:p text:style-name="P25">The PV averaging time base of the alarm in seconds</text:p>
          </table:table-cell>
          <table:table-cell table:style-name="Table3.C2" office:value-type="string">
            <text:p text:style-name="P31">not set</text:p>
          </table:table-cell>
        </table:table-row>
        <text:soft-page-break/>
        <table:table-row>
          <table:table-cell table:style-name="Table3.A2" office:value-type="string">
            <text:p text:style-name="P21">Deadband (float)</text:p>
          </table:table-cell>
          <table:table-cell table:style-name="Table3.B2" office:value-type="string">
            <text:p text:style-name="P25">The deadband of the alarm</text:p>
          </table:table-cell>
          <table:table-cell table:style-name="Table3.C2" office:value-type="string">
            <text:p text:style-name="P31">not set</text:p>
          </table:table-cell>
        </table:table-row>
        <table:table-row>
          <table:table-cell table:style-name="Table3.A2" office:value-type="string">
            <text:p text:style-name="P25">DeadbandUnit (str)</text:p>
          </table:table-cell>
          <table:table-cell table:style-name="Table3.B2" office:value-type="string">
            <text:p text:style-name="P25">The unit of measure of the deadband. <text:span text:style-name="T17">The cell contents</text:span> should be either % or the same as EngUnit (if EngUnit is selected and populated in this alarm's row). If it is not, or the cell is empty, or this attribute is not assigned to a column, % is assumed (for now; in future, this might be user-selectable).</text:p>
          </table:table-cell>
          <table:table-cell table:style-name="Table3.C2" office:value-type="string">
            <text:p text:style-name="P31">%</text:p>
          </table:table-cell>
        </table:table-row>
      </table:table>
      <text:p text:style-name="P19"/>
      <text:p text:style-name="P82">ADDITIONAL ALARM ATTRIBUTES</text:p>
      <text:p text:style-name="P82">The following attributes are not imported:</text:p>
      <text:p text:style-name="P82"/>
      <text:p text:style-name="P82"/>
      <table:table table:name="Table4" table:style-name="Table4">
        <table:table-column table:style-name="Table4.A"/>
        <table:table-column table:style-name="Table4.B"/>
        <table:table-column table:style-name="Table4.C"/>
        <table:table-row>
          <table:table-cell table:style-name="Table4.A1" office:value-type="string">
            <text:p text:style-name="P83"><text:span text:style-name="T34">Attribute</text:span> name</text:p>
          </table:table-cell>
          <table:table-cell table:style-name="Table4.B1" office:value-type="string">
            <text:p text:style-name="P83">Description</text:p>
          </table:table-cell>
          <table:table-cell table:style-name="Table4.C1" office:value-type="string">
            <text:p text:style-name="P83">Default if not <text:span text:style-name="T34">defined</text:span></text:p>
          </table:table-cell>
        </table:table-row>
        <table:table-row>
          <table:table-cell table:style-name="Table4.A2" office:value-type="string">
            <text:p text:style-name="P82">AutoPriority (category value)</text:p>
          </table:table-cell>
          <table:table-cell table:style-name="Table4.B2" office:value-type="string">
            <text:p text:style-name="P82">Priority determined from matrix lookup</text:p>
          </table:table-cell>
          <table:table-cell table:style-name="Table4.C2" office:value-type="string">
            <text:p text:style-name="P82">UndefinedPriority</text:p>
          </table:table-cell>
        </table:table-row>
        <table:table-row>
          <table:table-cell table:style-name="Table4.A2" office:value-type="string">
            <text:p text:style-name="P82">OverridePriority (bool)</text:p>
          </table:table-cell>
          <table:table-cell table:style-name="Table4.B2" office:value-type="string">
            <text:p text:style-name="P82">Whether to use UserPriority instead of AutoPriority in the control system</text:p>
          </table:table-cell>
          <table:table-cell table:style-name="Table4.C2" office:value-type="string">
            <text:p text:style-name="P82">False</text:p>
          </table:table-cell>
        </table:table-row>
        <table:table-row>
          <table:table-cell table:style-name="Table4.A2" office:value-type="string">
            <text:p text:style-name="P82">Status (category value)</text:p>
          </table:table-cell>
          <table:table-cell table:style-name="Table4.B2" office:value-type="string">
            <text:p text:style-name="P82">The rationalization status of the alarm (e.g. Not considered, In progress, Action needed, Rationalized, Approved)</text:p>
          </table:table-cell>
          <table:table-cell table:style-name="Table4.C2" office:value-type="string">
            <text:p text:style-name="P82">Not considered</text:p>
          </table:table-cell>
        </table:table-row>
      </table:table>
      <text:p text:style-name="P81"/>
      <text:p text:style-name="P26">ALGORITHM FOR DEDUCING ALARM TAG</text:p>
      <text:p text:style-name="P26">If the user does not specify a column as Alarm tag, the alarm tag will be deduced from the instrument tag and the <text:span text:style-name="T14">ExampleInstrumentTag widget </text:span>as follows:</text:p>
      <text:p text:style-name="P33">Example: <text:s/><text:span text:style-name="T14">ExampleInstrumentTag </text:span>= “100-FIC-234”, ExampleAlarmTag = “100-FAH-234”</text:p>
      <text:list xml:id="list3435532376" text:style-name="L5">
        <text:list-item>
          <text:p text:style-name="P64">If <text:span text:style-name="T14">ExampleInstrumentTag </text:span>or <text:span text:style-name="T27">ExampleAlarmTag </text:span>is empty, <text:span text:style-name="T27">the import cannot proceed, </text:span>as Vizop cannot deduce the end of prefix marker.</text:p>
        </text:list-item>
        <text:list-item>
          <text:p text:style-name="P65">Find the <text:span text:style-name="T27">instrument tag </text:span>prefix – the longest string that is present in both <text:span text:style-name="T14">ExampleInstrumentTag </text:span>and ExampleAlarmTag, starting from the left end of <text:span text:style-name="T14">ExampleInstrumentTag </text:span>(after stripping all white spaces from the beginning, middle and end of both strings). <text:span text:style-name="T20">Example: “100-F”</text:span></text:p>
        </text:list-item>
        <text:list-item>
          <text:p text:style-name="P68">Find the instrument tag prefix end marker – the next character in <text:span text:style-name="T14">ExampleInstrumentTag </text:span>after the instrument tag prefix. Example: “I”. <text:span text:style-name="T29">If the whole of the <text:s/>ExampleAlarmTag is in the ExampleInstrumentTag, set the end marker to chr(1), on the assumption this character will never appear in the ExampleInstrumentTag.</text:span></text:p>
        </text:list-item>
        <text:list-item>
          <text:p text:style-name="P66">Find the <text:span text:style-name="T27">instrument tag </text:span>suffix – Same as prefix, but starting from the right end of <text:span text:style-name="T14">ExampleInstrumentTag </text:span>after stripping all white spaces, <text:span text:style-name="T26">and not allowing any overlap between prefix and suffix. Example: “-234”</text:span></text:p>
        </text:list-item>
        <text:list-item>
          <text:p text:style-name="P69">Find the instrument tag suffix start marker – the first character in <text:span text:style-name="T18">the instrument tag </text:span>suffix (or “” if <text:s/><text:span text:style-name="T18">the instrument tag </text:span>suffix is empty). Example: “-”</text:p>
        </text:list-item>
        <text:list-item>
          <text:p text:style-name="P72">Find the residue in the ExampleAlarmTag between the prefix and suffix. This should contain <text:s/>“H”, which is how the user indicates how to insert the alarm type string; if it doesn't, the import cannot proceed. Get the residue prefix (before the H) and suffix (after the H). <text:span text:style-name="T28">Example: residue = “AH”, residue prefix = “A”, residue suffix = “”</text:span></text:p>
        </text:list-item>
        <text:list-item>
          <text:p text:style-name="P67">Find the alarm type string. This is “HH”, “H”, “L” or “LL” depending on which of any columns specified as containing <text:span text:style-name="T19">SetpointHH / SetpointH / SetpointL / SetpointLL is populated with a string that doesn't contain only white space. (If more than one such column is populated, multiple alarm tags will be created.) If none of these columns is specified </text:span><text:soft-page-break/><text:span text:style-name="T19">(which would be a bug), the alarm type string defaults to “H” (for now; this could be user selectable later). If none of these columns is populated, no alarm will be created for this row.</text:span></text:p>
        </text:list-item>
      </text:list>
      <text:p text:style-name="P32"/>
      <text:p text:style-name="P34">To generalise this to another tag, the algorithm is:</text:p>
      <text:list xml:id="list2628876848" text:style-name="L6">
        <text:list-item>
          <text:p text:style-name="P70">Left part of instrument tag up to, but not including, the instrument tag prefix end marker +</text:p>
        </text:list-item>
        <text:list-item>
          <text:p text:style-name="P70">Residue prefix +</text:p>
        </text:list-item>
        <text:list-item>
          <text:p text:style-name="P70">Alarm type string +</text:p>
        </text:list-item>
        <text:list-item>
          <text:p text:style-name="P70">Residue suffix +</text:p>
        </text:list-item>
        <text:list-item>
          <text:p text:style-name="P71">Right part of instrument tag up to and including the instrument tag suffix start marker, <text:span text:style-name="T29">or “” if the </text:span>instrument tag suffix start marker <text:span text:style-name="T29">is “”</text:span></text:p>
        </text:list-item>
      </text:list>
      <text:p text:style-name="P34"/>
      <text:p text:style-name="P34">Example: instrument tag = “200-PDI-500<text:span text:style-name="T30">B</text:span>” would generate alarm tag: “200-PD” + “A” + HH/H/L/LL + “” + “-500<text:span text:style-name="T30">B</text:span>”</text:p>
      <text:p text:style-name="P27"/>
      <text:p text:style-name="P28">IMPORTATION ALGORITHM</text:p>
      <text:list xml:id="list2986391396" text:style-name="L7">
        <text:list-item>
          <text:p text:style-name="P73">Starting from the N'th row after the header row (see <text:span text:style-name="T7">HeaderRowCount</text:span>), read one row from the worksheet.</text:p>
        </text:list-item>
        <text:list-item>
          <text:p text:style-name="P73">The row is importable if:</text:p>
        </text:list-item>
      </text:list>
      <text:list xml:id="list2703751579" text:style-name="L8">
        <text:list-item>
          <text:list>
            <text:list-item>
              <text:p text:style-name="P74">the Alarm tag column is populated with a non-empty string (after stripping all whitespace characters), or</text:p>
            </text:list-item>
            <text:list-item>
              <text:p text:style-name="P74">an Alarm instrument tag can be deduced (see “<text:span text:style-name="T18">Algorithm For Deducing Alarm Tag”</text:span>)</text:p>
              <text:p text:style-name="P74">and</text:p>
            </text:list-item>
            <text:list-item>
              <text:p text:style-name="P74">if MultiLevel is True, at least one of the <text:span text:style-name="T14">SetpointHH / SetpointH / SetpointL / SetpointLL </text:span>column is populated with a non-empty string (after stripping all whitespace characters)</text:p>
            </text:list-item>
          </text:list>
        </text:list-item>
      </text:list>
      <text:list xml:id="list1266657199" text:style-name="L9">
        <text:list-item>
          <text:p text:style-name="P77">If the alarm is not importable, skip to step 11.</text:p>
        </text:list-item>
        <text:list-item>
          <text:p text:style-name="P75">Deduce the alarm instrument tag. If the alarm tag column is populated, use this, otherwise deduce it using the algorithm above.</text:p>
        </text:list-item>
        <text:list-item>
          <text:p text:style-name="P75">Has this alarm <text:s/>tag already been imported? If so, treat this row as a “duplicate”; skip this row and proceed to the next row.</text:p>
        </text:list-item>
        <text:list-item>
          <text:p text:style-name="P75">Does this alarm tag already exist in the alarm list, and is <text:span text:style-name="T6">OverwriteExistingAlarms </text:span>False? if so, treat this row as a skipped repeat alarm and proceed to the next row.</text:p>
        </text:list-item>
        <text:list-item>
          <text:p text:style-name="P76">Parse as many fields as possible from the row (following the rules in the table above).</text:p>
        </text:list-item>
        <text:list-item>
          <text:p text:style-name="P77">When parsing response time, severity and/or priority category names (as strings), try to match them (non-case sensitive, stripping all white spaces) with existing categories in the project.</text:p>
        </text:list-item>
        <text:list-item>
          <text:p text:style-name="P78">If response time, severity and/or priority category names (as strings) were read from the file, add to the project any categories not already existing in the project, respecting the limit on the number of categories allowed.</text:p>
        </text:list-item>
        <text:list-item>
          <text:p text:style-name="P76">If this alarm tag already exists in the alarm list, put the new data into the existing alarm and store the old data in an Undo record. Otherwise, make a new alarm, append it to the alarm list, and put the new data in the new alarm.</text:p>
        </text:list-item>
        <text:list-item>
          <text:p text:style-name="P75"><text:span text:style-name="T21">Increment the row index, g</text:span>o back to step 1 until the last row is reached.</text:p>
        </text:list-item>
        <text:list-item>
          <text:p text:style-name="P79">If saving on the fly, save the alarm list in the project file.</text:p>
        </text:list-item>
        <text:list-item>
          <text:p text:style-name="P79">Return statistics from the import (<text:span text:style-name="T23">how many rows read, </text:span>how many unique alarms imported, <text:span text:style-name="T22">how many unimportable rows skipped, </text:span>how many existing alarms overwritten) for display in VizopTal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19-01-09T17:33:30.946527597</dc:date>
    <meta:editing-duration>P6DT19H33M43S</meta:editing-duration>
    <meta:editing-cycles>64</meta:editing-cycles>
    <meta:document-statistic meta:table-count="4" meta:image-count="0" meta:object-count="0" meta:page-count="8" meta:paragraph-count="258" meta:word-count="3377" meta:character-count="20573" meta:non-whitespace-character-count="17486"/>
  </office:meta>
</office:document-meta>
</file>